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</text:span><text:span text:style-name="T4">осет</text:span><text:span text:style-name="T4">и: <text:s/></text:span><text:span text:style-name="T4">лите</text:span><text:span text:style-name="T4">ратур</text:span><text:span text:style-name="T4">а</text:span></text:p>
          </draw:text-box>
        </draw:frame>
        <draw:frame draw:style-name="gr2" draw:text-style-name="P4" draw:layer="layout" svg:width="25cm" svg:height="12.482cm" svg:x="2cm" svg:y="5.8cm">
          <draw:text-box>
            <text:p><text:span text:style-name="T5">git </text:span><text:span text:style-name="T5">clone </text:span><text:span text:style-name="T6">https://g</text:span><text:span text:style-name="T6">ithub.co</text:span><text:span text:style-name="T6">m/mech</text:span><text:span text:style-name="T6">anoid5/</text:span><text:span text:style-name="T6">ml_lecto</text:span><text:span text:style-name="T6">rium.git</text:span></text:p>
            <text:p><text:span text:style-name="T5"/></text:p>
            <text:p text:style-name="P3"><text:span text:style-name="T5"/></text:p>
            <text:p text:style-name="P3"><text:span text:style-name="T5">Борисо</text:span><text:span text:style-name="T5">в</text:span><text:span text:style-name="T7"> Е.С. <text:s/></text:span><text:span text:style-name="T7">Класси</text:span><text:span text:style-name="T7">фикато</text:span><text:span text:style-name="T7">р </text:span><text:span text:style-name="T7">изобра</text:span><text:span text:style-name="T7">жений </text:span><text:span text:style-name="T7">на </text:span><text:span text:style-name="T7">основе </text:span><text:span text:style-name="T7">свёрточ</text:span><text:span text:style-name="T7">ной </text:span><text:span text:style-name="T7">сети. -- <text:s/></text:span><text:span text:style-name="T7"><text:a xlink:href="http://mechanoid.su/ml-lenet.html" xlink:type="simple">http://mechanoid.su/ml-lenet.html</text:a></text:span></text:p>
            <text:p text:style-name="P3"><text:span text:style-name="T7"/></text:p>
            <text:p text:style-name="P3"><text:span text:style-name="T8"/></text:p>
            <text:p text:style-name="P3"><text:span text:style-name="T5">Николе</text:span><text:span text:style-name="T5">нко С., </text:span><text:span text:style-name="T5">Кадури</text:span><text:span text:style-name="T5">н А., </text:span><text:span text:style-name="T5">Арханге</text:span><text:span text:style-name="T5">льская </text:span><text:span text:style-name="T5">Е. <text:s/></text:span><text:span text:style-name="T5">Глубоко</text:span><text:span text:style-name="T5">е </text:span><text:span text:style-name="T5">обучен</text:span><text:span text:style-name="T5">ие. </text:span><text:span text:style-name="T5">Погруж</text:span><text:span text:style-name="T5">ение в </text:span><text:span text:style-name="T5">мир </text:span><text:span text:style-name="T5">нейрон</text:span><text:span text:style-name="T5">ных </text:span><text:span text:style-name="T5">сетей. - </text:span><text:span text:style-name="T5">"Питер"</text:span><text:span text:style-name="T5">, 2018 </text:span><text:span text:style-name="T5">г.</text:span></text:p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</text:span><text:span text:style-name="T4">осет</text:span><text:span text:style-name="T4">и</text:span></text:p>
          </draw:text-box>
        </draw:frame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6"><text:span text:style-name="T9">Вопр</text:span><text:span text:style-name="T9">осы </text:span><text:span text:style-name="T9">?</text:span></text:p>
          </draw:text-box>
        </draw:frame>
        <draw:frame draw:style-name="gr3" draw:text-style-name="P8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3:04:45.307834028</dc:date>
    <meta:editing-duration>P1DT23H28M8S</meta:editing-duration>
    <meta:editing-cycles>576</meta:editing-cycles>
    <meta:generator>LibreOffice/7.0.2.2$Linux_X86_64 LibreOffice_project/00$Build-2</meta:generator>
    <meta:document-statistic meta:object-count="45"/>
  </office:meta>
</office:document-meta>
</file>